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99.94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cc00"/>
    </style:style>
  </office:automatic-styles>
  <office:body>
    <office:spreadsheet>
      <table:table table:name="OrderDetai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Bestellcod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Hersteller-Teilenummer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Stückpreis</text:p>
          </table:table-cell>
          <table:table-cell table:style-name="ce1" office:value-type="string" calcext:value-type="string">
            <text:p>Bemerkung</text:p>
          </table:table-cell>
          <table:table-cell table:style-name="ce1" table:number-columns-repeated="1016"/>
        </table:table-row>
        <table:table-row table:style-name="ro1">
          <table:table-cell office:value-type="float" office:value="1868420" calcext:value-type="float">
            <text:p>1868420</text:p>
          </table:table-cell>
          <table:table-cell office:value-type="string" calcext:value-type="string">
            <text:p>ALU-ELKO, 560UF, 35V, SMD; Produktpalette:Baureihe AEC-Q200 FT; Kapazität:560µF; Nennspannung:35V; Gehäuse Aluminium-Elektrolytkondensator:Becher, radial - SMD; Durchmesser:10mm; Äquivalenter Serienwiderstand (ESR):0.06o 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FT1V561AP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1.21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569230" calcext:value-type="float">
            <text:p>1569230</text:p>
          </table:table-cell>
          <table:table-cell office:value-type="string" calcext:value-type="string">
            <text:p>BUCHSE,PC/104,STAPELDURCH,40KONT; Produktpalette:M20 Series; Rastermaß:2.54mm; Anzahl der Reihen:2; Anzahl der Kontakte:40; Ausführung:Buchse; Kontaktanschluss:Lötanschluss; Kontaktüberzug:Gold; Kontaktmaterial:Phosphorb 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610204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4.37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9238522" calcext:value-type="float">
            <text:p>9238522</text:p>
          </table:table-cell>
          <table:table-cell office:value-type="string" calcext:value-type="string">
            <text:p>DICKSCHICHTWIDERSTAND, 2K2, 0.1W, 1%; Produktpalette:Baureihe RC; Widerstand:2.2kohm; Nennleistung:0.1W; Widerstandstoleranz:±1%; Nennspannung:50V; Bauform:0603 [Metrisch 1608]; Verpackung:Gurtabschnitt; Widerstandseleme 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0603FR-072K2L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EUR 0.0056</text:p>
          </table:table-cell>
          <table:table-cell table:number-columns-repeated="1017"/>
        </table:table-row>
        <table:table-row table:style-name="ro1">
          <table:table-cell office:value-type="float" office:value="1625106" calcext:value-type="float">
            <text:p>1625106</text:p>
          </table:table-cell>
          <table:table-cell office:value-type="string" calcext:value-type="string">
            <text:p>DIODE, STD-ERHOLZEIT, 1A, 600V; Diodenkonfiguration:Einfach; Periodische Sperrspannung Vrrm, max.:600V; Durchlassstrom (mittlerer) If(AV):1A; Durchlassspannung Vf max.:1.1V; Spitzendurchlassstrom Ifsm, max.:30A; Betriebs 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LL4005G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EUR 0.078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" office:value-type="float" office:value="1735096" calcext:value-type="float">
            <text:p>1735096</text:p>
          </table:table-cell>
          <table:table-cell table:style-name="ce4" office:value-type="string" calcext:value-type="string">
            <text:p>DRAHTWIDERSTAND, 150R, 5%, 3W, AXIAL; Produktpalette:Baureihe AC; Widerstand:150ohm; Nennleistung:3W; Widerstandstoleranz:±5%; Nennspannung:21V; Bauform:Axial bedrahtet; Widerstandselement:Drahtgewickelt; Temperaturkoeff </text:p>
          </table:table-cell>
          <table:table-cell table:style-name="ce4" office:value-type="string" calcext:value-type="string">
            <text:p>VISHAY DRALORIC</text:p>
          </table:table-cell>
          <table:table-cell table:style-name="ce4" office:value-type="string" calcext:value-type="string">
            <text:p>AC03000001500JAC00</text:p>
          </table:table-cell>
          <table:table-cell table:style-name="ce4" office:value-type="string" calcext:value-type="string">
            <text:p>10.0</text:p>
          </table:table-cell>
          <table:table-cell table:style-name="ce4" office:value-type="string" calcext:value-type="string">
            <text:p>EUR 0.491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2113664" calcext:value-type="float">
            <text:p>2113664</text:p>
          </table:table-cell>
          <table:table-cell office:value-type="string" calcext:value-type="string">
            <text:p>IC,TRANSCEIVER, RS422/RS485, 8SOIC; Bausteintyp:Transceiver; IC-Schnittstelle:RS422, RS485; Anzahl der Treiber:1; Versorgungsspannung, min.:4.75V; Versorgungsspannung, max.:5.25V; Bauform:SOIC; Anzahl der Pins:8; Betrieb </text:p>
          </table:table-cell>
          <table:table-cell office:value-type="string" calcext:value-type="string">
            <text:p>MAXIM INTEGRATED PRODUCTS</text:p>
          </table:table-cell>
          <table:table-cell office:value-type="string" calcext:value-type="string">
            <text:p>MAX481CSA+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3.53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327662" calcext:value-type="float">
            <text:p>1327662</text:p>
          </table:table-cell>
          <table:table-cell office:value-type="string" calcext:value-type="string">
            <text:p>KONDENSATOR, MLCC, X7R, 10NF, 16V, 0402; Produktpalette:-; Kapazität:0.01µF; Kapazitätstoleranz:±10%; Dielektrikum:X7R; Nennspannung:16V; Keramikkondensatorgehäuse:0402 [Metrisch 1005]; Betriebstemperatur, min.:-55°C; Be 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YC103KAT2A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EUR 0.021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2287334" calcext:value-type="float">
            <text:p>2287334</text:p>
          </table:table-cell>
          <table:table-cell office:value-type="string" calcext:value-type="string">
            <text:p>LEIST.INDUKT 33UH, 3A, 20%, 15MHZ; Produktpalette:Baureihe DO5022P; Induktivität:33µH; Induktivitätstoleranz:±20%; Bauart der Induktivität:Ungeschirmt; DC-Widerstand, max.:0.066ohm; RMS-Strom Irms:3A; Sättigungsstrom (Is 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DO5022P-333ML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1.66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2332128" calcext:value-type="float">
            <text:p>2332128</text:p>
          </table:table-cell>
          <table:table-cell office:value-type="string" calcext:value-type="string">
            <text:p>LEISTUNGSWIDERSTAND, 120R, 0.5W, 1% 1206; Produktpalette:Baureihe CRG; Widerstand:120ohm; Nennleistung:500mW; Widerstandstoleranz:±1%; Nennspannung:200V; Bauform:1206 [Metrisch 3216]; Verpackung:Gurtabschnitt; Widerstand 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RGH1206F120R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EUR 0.046</text:p>
          </table:table-cell>
          <table:table-cell table:number-columns-repeated="1017"/>
        </table:table-row>
        <table:table-row table:style-name="ro1">
          <table:table-cell office:value-type="float" office:value="1564684" calcext:value-type="float">
            <text:p>1564684</text:p>
          </table:table-cell>
          <table:table-cell office:value-type="string" calcext:value-type="string">
            <text:p>SCHALTREGLER,5V, 3A, TO263; Eingangsspannung, min.:8V; Eingangsspannung, max.:40V; Bauform:TO-263; Anzahl der Pins:7; Ausgangsstrom:3A; Nennausgangsspannung:5V; Schaltfrequenz:260kHz; Topologie:Buck (Abwärts); Betriebste 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676S-5.0/NOP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5.67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700739" calcext:value-type="float">
            <text:p>1700739</text:p>
          </table:table-cell>
          <table:table-cell office:value-type="string" calcext:value-type="string">
            <text:p>SCHOTTKY-DIODE, 3A, 60V, DO201; Diodenkonfiguration:Einfach; Periodische Sperrspannung Vrrm, max.:60V; Durchlassstrom (mittlerer) If(AV):3A; Durchlassspannung Vf max.:740mV; Sperrerholzeit Trr, max.:-; Spitzendurchlassst 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SB3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0.55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2098004" calcext:value-type="float">
            <text:p>2098004</text:p>
          </table:table-cell>
          <table:table-cell office:value-type="string" calcext:value-type="string">
            <text:p>SHIFTREGLER, SIPO/SISO, 8BIT, 16SOIC; Schieberegisterfunktion:Seriell zu parallel, seriell zu seriell; Logiktyp:Schieberegister; Anzahl der Elemente:8; IC-Ausgang:Tri-State; Bauform:SOIC; Anzahl der Pins:16; Versorgungss 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HCT595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EUR 0.627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222690" calcext:value-type="float">
            <text:p>1222690</text:p>
          </table:table-cell>
          <table:table-cell office:value-type="string" calcext:value-type="string">
            <text:p>SICHERUNGSHALTER FPG4 VERT PCB; Nennspannung, V DC:-; Nennspannung, V AC:400V; Sicherungsstrom:16A; Sicherungshalter:Gekapselt, Bajonett; Halteranschlüsse:Durchsteckmontage; Anzahl der Sicherungen:1; Sicherungsgröße:5mm 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3101.00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EUR 1.19</text:p>
          </table:table-cell>
          <table:table-cell office:value-type="string" calcext:value-type="string">
            <text:p>falsch, zu gross</text:p>
          </table:table-cell>
          <table:table-cell table:number-columns-repeated="1016"/>
        </table:table-row>
        <table:table-row table:style-name="ro1">
          <table:table-cell office:value-type="float" office:value="9689621" calcext:value-type="float">
            <text:p>9689621</text:p>
          </table:table-cell>
          <table:table-cell office:value-type="string" calcext:value-type="string">
            <text:p>STECKER,SMT,2X10KONT; Produktpalette:AMPMODU Mod II Series; Rastermaß:2.54mm; Anzahl der Reihen:2; Anzahl der Kontakte:20; Ausführung:Stiftleiste; Kontaktanschluss:Oberflächenmontage; Kontaktüberzug:Gold; Kontaktmaterial </text:p>
          </table:table-cell>
          <table:table-cell office:value-type="string" calcext:value-type="string">
            <text:p>TE CONNECTIVITY / AMP</text:p>
          </table:table-cell>
          <table:table-cell office:value-type="string" calcext:value-type="string">
            <text:p>1-1241050-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EUR 3.11</text:p>
          </table:table-cell>
          <table:table-cell office:value-type="string" calcext:value-type="string">
            <text:p>SMT!?</text:p>
          </table:table-cell>
          <table:table-cell table:number-columns-repeated="1016"/>
        </table:table-row>
        <table:table-row table:style-name="ro1">
          <table:table-cell office:value-type="float" office:value="1757123" calcext:value-type="float">
            <text:p>1757123</text:p>
          </table:table-cell>
          <table:table-cell office:value-type="string" calcext:value-type="string">
            <text:p>STECKVERBINDER, FPC, 1.0MM, 25KONT; Baureihe:-; Ausführung:Buchse; Rastermaß:1mm; Anzahl der Kontakte:25; Anzahl der Reihen:1; Kontaktüberzug:Zinn; FFC/FPC-Dicke:0.3mm; Kontaktanschluss:Oberflächenmontage; Kontaktmateria 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2808-257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EUR 0.627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187829" calcext:value-type="float">
            <text:p>1187829</text:p>
          </table:table-cell>
          <table:table-cell office:value-type="string" calcext:value-type="string">
            <text:p>STIFTLEISTE, 1REIHIG 10POL.; Produktpalette:Baureihe AMPMODU Mod II; Kontaktanschluss:Durchsteckmontage; Ausführung:Stiftleiste; Anzahl der Kontakte:10; Anzahl der Reihen:1; Rastermaß:2.54mm; Kontaktüberzug:Gold; Kontakt </text:p>
          </table:table-cell>
          <table:table-cell office:value-type="string" calcext:value-type="string">
            <text:p>TE CONNECTIVITY / AMP</text:p>
          </table:table-cell>
          <table:table-cell office:value-type="string" calcext:value-type="string">
            <text:p>1-825433-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UR 0.75</text:p>
          </table:table-cell>
          <table:table-cell office:value-type="string" calcext:value-type="string">
            <text:p>falsch, geht sicher einfacher, Abmessungen OK</text:p>
          </table:table-cell>
          <table:table-cell table:number-columns-repeated="1016"/>
        </table:table-row>
        <table:table-row table:style-name="ro1">
          <table:table-cell office:value-type="float" office:value="1190132" calcext:value-type="float">
            <text:p>1190132</text:p>
          </table:table-cell>
          <table:table-cell office:value-type="string" calcext:value-type="string">
            <text:p>TANTALKONDENSATOR, 100NF, 35V, BAUFORM A; Produktpalette:Baureihe MCCTA; Kapazität:0.1µF; Kapazitätstoleranz:±20%; Nennspannung:35V; Gehäuse Tantalkondensator:1206 [Metrisch 3216]; Hersteller-Größencode:A; Betriebstemper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CTA104M0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EUR 0.2153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" office:value-type="float" office:value="1692407" calcext:value-type="float">
            <text:p>1692407</text:p>
          </table:table-cell>
          <table:table-cell table:style-name="ce4" office:value-type="string" calcext:value-type="string">
            <text:p>TANTALKONDENSATOR, 4.7UF, 50V, BAUFORM X; Produktpalette:Baureihe T495; Kapazität:4.7µF; Kapazitätstoleranz:±20%; Nennspannung:50V; Gehäuse Tantalkondensator:2917 [Metrisch 7343]; Hersteller-Größencode:X; Betriebstempera </text:p>
          </table:table-cell>
          <table:table-cell table:style-name="ce4" office:value-type="string" calcext:value-type="string">
            <text:p>KEMET</text:p>
          </table:table-cell>
          <table:table-cell table:style-name="ce4" office:value-type="string" calcext:value-type="string">
            <text:p>T495X475M050ATE300</text:p>
          </table:table-cell>
          <table:table-cell table:style-name="ce4" office:value-type="string" calcext:value-type="string">
            <text:p>6.0</text:p>
          </table:table-cell>
          <table:table-cell table:style-name="ce4" office:value-type="string" calcext:value-type="string">
            <text:p>EUR 7.41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777098" calcext:value-type="float">
            <text:p>1777098</text:p>
          </table:table-cell>
          <table:table-cell office:value-type="string" calcext:value-type="string">
            <text:p>TERMINAL BLOCK, PCB, 2.54MM, 4KONT; Anzahl der Positionen:4; Nennspannung:160V; Nennstrom:6A; Leiterstärke (AWG), min.:28AWG; Leiterstärke (AWG), max.:20AWG; Leiterquerschnitt CSA:0.5mm²; Rastermaß:2.54mm; Drahtanschluss 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33-504.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UR 2.39</text:p>
          </table:table-cell>
          <table:table-cell office:value-type="string" calcext:value-type="string">
            <text:p>falsch, zu klein, 2pol für Banana Pro verwenden</text:p>
          </table:table-cell>
          <table:table-cell table:number-columns-repeated="1016"/>
        </table:table-row>
        <table:table-row table:style-name="ro1">
          <table:table-cell office:value-type="float" office:value="1894335" calcext:value-type="float">
            <text:p>1894335</text:p>
          </table:table-cell>
          <table:table-cell office:value-type="string" calcext:value-type="string">
            <text:p>WIDERSTAND, ERJP, 20K, 1210, 0.5W, 1%; Produktpalette:Baureihe AEC-Q200 ERJ; Widerstand:20kohm; Nennleistung:500mW; Widerstandstoleranz:±1%; Nennspannung:200V; Bauform:1210 [Metrisch 3225]; Verpackung:Gurtabschnitt; Wide 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2002U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EUR 0.1252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1750924" calcext:value-type="float">
            <text:p>1750924</text:p>
          </table:table-cell>
          <table:table-cell office:value-type="string" calcext:value-type="string">
            <text:p>WIDERSTAND, ERJP, 3K3, 1210, 0.5W, 1%; Produktpalette:Baureihe AEC-Q200 ERJ; Widerstand:3.3kohm; Nennleistung:500mW; Widerstandstoleranz:±1%; Nennspannung:200V; Bauform:1210 [Metrisch 3225]; Verpackung:Gurtabschnitt; Wid 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3301U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EUR 0.168</text:p>
          </table:table-cell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offen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OrderDetail.A2:OrderDetail.AMJ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14:35:54.217253731</dc:date>
    <dc:creator>Stefan Müller</dc:creator>
    <meta:editing-duration>PT2H31M36S</meta:editing-duration>
    <meta:editing-cycles>4</meta:editing-cycles>
    <meta:generator>LibreOffice/4.4.2.2$Linux_X86_64 LibreOffice_project/40m0$Build-2</meta:generator>
    <meta:printed-by>Stefan Müller</meta:printed-by>
    <meta:print-date>2015-05-27T12:07:01.335186546</meta:print-date>
    <meta:document-statistic meta:table-count="1" meta:cell-count="153" meta:object-count="0"/>
  </office:meta>
</office:document-meta>
</file>